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7A85795D34DACB5.png" manifest:media-type="image/png"/>
  <manifest:file-entry manifest:full-path="Pictures/10000201000005560000030065EFF5367E9DE4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a4d" officeooo:paragraph-rsid="0009ea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.59cm" svg:height="9.888cm" draw:z-index="0"><draw:image xlink:href="Pictures/10000201000005560000030065EFF5367E9DE43B.png" xlink:type="simple" xlink:show="embed" xlink:actuate="onLoad" loext:mime-type="image/png"/></draw:frame></text:p>
      <text:p text:style-name="P1"/>
      <text:p text:style-name="P1"><draw:frame draw:style-name="fr1" draw:name="Image2" text:anchor-type="char" svg:width="17.59cm" svg:height="9.888cm" draw:z-index="1"><draw:image xlink:href="Pictures/10000201000005560000030067A85795D34DAC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57:56.063861040</meta:creation-date>
    <dc:date>2021-10-10T12:05:18.256632871</dc:date>
    <meta:editing-duration>PT7M2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